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top="0.212cm" fo:margin-bottom="0cm" loext:contextual-spacing="false"/>
      <style:text-properties fo:language="es" fo:country="ES" fo:background-color="transparent"/>
    </style:style>
    <style:style style:name="P20"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1"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background-color="transparent"/>
    </style:style>
    <style:style style:name="P31" style:family="paragraph" style:parent-style-name="Standard">
      <style:paragraph-properties fo:margin-left="0.635cm" fo:margin-right="0cm" fo:text-indent="0cm" style:auto-text-indent="false"/>
    </style:style>
    <style:style style:name="P32"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3" style:family="paragraph" style:parent-style-name="Standard">
      <style:paragraph-properties fo:margin-left="0.635cm" fo:margin-right="0cm" fo:text-indent="0cm" style:auto-text-indent="false"/>
      <style:text-properties fo:language="es" fo:country="ES" fo:background-color="transparent"/>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7"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8" style:family="paragraph" style:parent-style-name="Lista_20_vistosa_20_-_20_Énfasis_20_1">
      <style:paragraph-properties fo:margin-left="0.635cm" fo:margin-right="0cm" fo:text-indent="0cm" style:auto-text-indent="false"/>
      <style:text-properties fo:background-color="transparent"/>
    </style:style>
    <style:style style:name="P39"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0"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1"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2"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3" style:family="paragraph" style:parent-style-name="Text_20_body">
      <style:paragraph-properties fo:text-align="end" style:justify-single-word="false"/>
      <style:text-properties fo:color="#000000" fo:font-size="10pt" fo:font-weight="bold"/>
    </style:style>
    <style:style style:name="P44"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5" style:family="paragraph" style:parent-style-name="WW-Predeterminado">
      <style:paragraph-properties fo:line-height="110%"/>
      <style:text-properties fo:font-size="9pt" fo:language="en" fo:country="US" style:font-size-asian="9pt" style:font-size-complex="9pt"/>
    </style:style>
    <style:style style:name="P46"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7" style:family="paragraph" style:parent-style-name="WW-Predeterminado">
      <style:paragraph-properties fo:line-height="110%"/>
      <style:text-properties style:font-name="Courier New" style:font-name-complex="Courier New"/>
    </style:style>
    <style:style style:name="P48"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9"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5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1" style:family="paragraph" style:parent-style-name="Heading">
      <style:text-properties fo:background-color="transparent"/>
    </style:style>
    <style:style style:name="P52" style:family="paragraph" style:parent-style-name="ParrafoNegro">
      <style:text-properties fo:background-color="transparent"/>
    </style:style>
    <style:style style:name="P53"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54" style:family="paragraph" style:parent-style-name="Heading" style:list-style-name="WW8Num8">
      <style:text-properties fo:language="es" fo:country="ES"/>
    </style:style>
    <style:style style:name="P55"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56" style:family="paragraph" style:parent-style-name="Table">
      <style:paragraph-properties>
        <style:tab-stops/>
      </style:paragraph-properties>
    </style:style>
    <style:style style:name="P57" style:family="paragraph" style:parent-style-name="Table">
      <style:paragraph-properties>
        <style:tab-stops/>
      </style:paragraph-properties>
      <style:text-properties fo:background-color="transparent"/>
    </style:style>
    <style:style style:name="P58" style:family="paragraph" style:parent-style-name="Párrafo_20_de_20_lista" style:list-style-name="WW8Num8"/>
    <style:style style:name="P59" style:family="paragraph" style:parent-style-name="Párrafo_20_de_20_lista" style:list-style-name="WW8Num8">
      <style:paragraph-properties fo:margin-top="0.212cm" fo:margin-bottom="0cm" loext:contextual-spacing="false"/>
    </style:style>
    <style:style style:name="P60"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1" style:family="paragraph" style:parent-style-name="Párrafo_20_de_20_lista" style:list-style-name="WW8Num8">
      <style:paragraph-properties fo:margin-top="0.212cm" fo:margin-bottom="0cm" loext:contextual-spacing="false"/>
      <style:text-properti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loext:char-shading-value="0" style:font-weight-asian="bold"/>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background-color="transparent" loext:char-shading-value="0"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officeooo:rsid="001b2786"/>
    </style:style>
    <style:style style:name="T14" style:family="text">
      <style:text-properties fo:language="es" fo:country="ES" officeooo:rsid="001b2786" fo:background-color="#ffffff"/>
    </style:style>
    <style:style style:name="T15" style:family="text">
      <style:text-properties fo:language="es" fo:country="ES" fo:background-color="#ffffff"/>
    </style:style>
    <style:style style:name="T16" style:family="text">
      <style:text-properties style:font-name="Courier New" fo:font-size="10pt" fo:language="es" fo:country="ES" fo:background-color="transparent" loext:char-shading-value="0" style:font-size-asian="10pt" style:font-name-complex="Courier New" style:font-size-complex="10pt"/>
    </style:style>
    <style:style style:name="T17" style:family="text">
      <style:text-properties fo:font-size="10pt" fo:language="es" fo:country="ES" fo:font-weight="bold" style:font-size-asian="10pt" style:font-weight-asian="bold"/>
    </style:style>
    <style:style style:name="T18" style:family="text">
      <style:text-properties fo:font-size="10pt" fo:language="es" fo:country="ES" fo:background-color="transparent" loext:char-shading-value="0" style:font-size-asian="10pt" style:font-size-complex="10pt"/>
    </style:style>
    <style:style style:name="T19" style:family="text">
      <style:text-properties fo:font-size="10pt" fo:background-color="transparent" loext:char-shading-value="0" style:font-size-asian="10pt" style:font-size-complex="10pt"/>
    </style:style>
    <style:style style:name="T20" style:family="text">
      <style:text-properties style:font-name="Calibri" fo:font-size="11pt" fo:background-color="transparent" loext:char-shading-value="0" style:font-name-asian="+mn-ea" style:font-size-asian="11pt" style:font-name-complex="Calibri"/>
    </style:style>
    <style:style style:name="T21" style:family="text">
      <style:text-properties style:font-name="Calibri" fo:background-color="transparent" loext:char-shading-value="0" style:font-name-asian="+mn-ea" style:font-name-complex="Calibri"/>
    </style:style>
    <style:style style:name="T22" style:family="text">
      <style:text-properties fo:color="#ff0000" fo:language="es" fo:country="ES" fo:font-weight="bold" fo:background-color="transparent" loext:char-shading-value="0" style:font-weight-asian="bold"/>
    </style:style>
    <style:style style:name="T23"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24" style:family="text">
      <style:text-properties fo:color="#ff0000" fo:language="es" fo:country="ES" fo:background-color="transparent" loext:char-shading-value="0"/>
    </style:style>
    <style:style style:name="T25" style:family="text">
      <style:text-properties fo:color="#ff0000" style:font-name="Courier New1" fo:font-size="9pt" fo:font-weight="bold" fo:background-color="transparent" loext:char-shading-value="0" style:font-size-asian="9pt" style:font-weight-asian="bold" style:font-name-complex="Courier New1" style:font-size-complex="9pt" style:font-style-complex="italic"/>
    </style:style>
    <style:style style:name="T26"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27"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28" style:family="text">
      <style:text-properties fo:font-weight="normal" style:font-weight-asian="normal" style:font-weight-complex="normal"/>
    </style:style>
    <style:style style:name="T29" style:family="text">
      <style:text-properties fo:font-weight="normal" officeooo:rsid="001b2786" style:font-weight-asian="normal" style:font-weight-complex="normal"/>
    </style:style>
    <style:style style:name="T30" style:family="text">
      <style:text-properties style:font-name="Liberation serif1" fo:font-size="11pt" fo:language="es" fo:country="ES"/>
    </style:style>
    <style:style style:name="T31" style:family="text">
      <style:text-properties style:font-name="Liberation serif1" fo:font-size="11pt" fo:language="es" fo:country="ES" fo:background-color="transparent" loext:char-shading-value="0"/>
    </style:style>
    <style:style style:name="T32" style:family="text">
      <style:text-properties style:text-underline-style="none"/>
    </style:style>
    <style:style style:name="T33" style:family="text">
      <style:text-properties style:text-underline-style="solid" style:text-underline-width="auto" style:text-underline-color="font-color"/>
    </style:style>
    <style:style style:name="T34" style:family="text">
      <style:text-properties fo:color="#111111" fo:background-color="transparent" loext:char-shading-value="0"/>
    </style:style>
    <style:style style:name="T35" style:family="text">
      <style:text-properties style:font-name="Liberation mono1" fo:font-size="10pt" style:font-size-asian="10pt" style:font-size-complex="10pt"/>
    </style:style>
    <style:style style:name="T36" style:family="text">
      <style:text-properties style:font-name="Liberation mono1" fo:font-size="10pt" style:text-underline-style="none" style:font-size-asian="10pt" style:font-size-complex="10pt"/>
    </style:style>
    <style:style style:name="T37" style:family="text">
      <style:text-properties style:font-name="Liberation Mono1" style:text-underline-style="none"/>
    </style:style>
    <style:style style:name="T38" style:family="text">
      <style:text-properties fo:font-size="11pt" fo:language="es" fo:country="ES" fo:background-color="transparent" loext:char-shading-value="0" style:font-size-asian="11pt" style:font-size-complex="11pt"/>
    </style:style>
    <style:style style:name="T39" style:family="text">
      <style:text-properties fo:background-color="transparent" loext:char-shading-value="0"/>
    </style:style>
    <style:style style:name="T40" style:family="text">
      <style:text-properties fo:background-color="transparent" loext:char-shading-value="0" style:font-name-asian="+mn-ea"/>
    </style:style>
    <style:style style:name="T41" style:family="text">
      <style:text-properties fo:background-color="transparent" loext:char-shading-value="0" style:font-size-complex="10pt"/>
    </style:style>
    <style:style style:name="T42" style:family="text">
      <style:text-properties officeooo:rsid="001a62d5"/>
    </style:style>
    <style:style style:name="T43"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Grado Ing. Inform.</text:p>
            <text:p text:style-name="P20">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1">Estudiante (nombre y apellidos): <text:s/><text:span text:style-name="T42">Carlos Sánchez Páez</text:span></text:p>
            <text:p text:style-name="P4">Grupo de prácticas: <text:span text:style-name="T42">A2</text:span></text:p>
            <text:p text:style-name="P5">Fecha de entrega: </text:p>
            <text:p text:style-name="P5">Fecha evaluación en clase: <text:span text:style-name="T42">02/04/2018</text:span></text:p>
          </table:table-cell>
        </table:table-row>
      </table:table>
      <text:p text:style-name="P22"/>
      <text:p text:style-name="P23"><text:span text:style-name="Fuente_20_de_20_párrafo_20_predeter."><text:span text:style-name="T22">[</text:span></text:span><text:span text:style-name="Fuente_20_de_20_párrafo_20_predeter."><text:span text:style-name="T24">-RECORDATORIO, quitar todo este texto en rojo del cuaderno definitivo– </text:span></text:span></text:p>
      <text:p text:style-name="P25">1. COMENTARIOS</text:p>
      <text:p text:style-name="P27">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7">2) <text:span text:style-name="T33">No use máquinas virtuales. </text:span><text:span text:style-name="T32">Se piden obtener resultados en atcgrid y en su PC </text:span><text:span text:style-name="T33">(PC del aula o PC personal)</text:span><text:span text:style-name="T32">.</text:span></text:p>
      <text:p text:style-name="P28">3) Debe modificar el prompt en los computadores que utilice en prácticas para que aparezca su nombre y apellidos, su usuario (<text:span text:style-name="T35">\u</text:span>), el computador (<text:span text:style-name="T35">\h</text:span>), el directorio de trabajo del bloque práctico (<text:span text:style-name="T35">\w</text:span>), <text:s/>la fecha (<text:span text:style-name="T35">\D</text:span>) completa (<text:span text:style-name="T35">%F</text:span>) y el día (<text:span text:style-name="T35">%A</text:span>) . Para modificar el prompt utilice lo siguiente <text:s/>(si es necesario, use <text:span text:style-name="T35">export</text:span> delante):</text:p>
      <text:p text:style-name="P29"><text:span text:style-name="T32"><text:s text:c="4"/></text:span><text:span text:style-name="T37">PS1="[NombreApellidos \u@\h:\w] \D{%F %A}\n$"</text:span></text:p>
      <text:p text:style-name="P27"><text:span text:style-name="T32">donde </text:span><text:span text:style-name="T36">NombreApellidos</text:span><text:span text:style-name="T32"> es su nombre seguido de sus apellidos, por ejemplo: Juan Ortuño Vilariño</text:span></text:p>
      <text:p text:style-name="P26"/>
      <text:p text:style-name="P23"><text:span text:style-name="Fuente_20_de_20_párrafo_20_predeter."><text:span text:style-name="T23">2. NORMAS SOBRE EL USO DE LA PLANTILLA</text:span></text:span><text:span text:style-name="Fuente_20_de_20_párrafo_20_predeter."><text:span text:style-name="T24"> </text:span></text:span></text:p>
      <text:p text:style-name="P23"><text:span text:style-name="Fuente_20_de_20_párrafo_20_predeter."><text:span text:style-name="T24">1) Usar </text:span></text:span><text:span text:style-name="Fuente_20_de_20_párrafo_20_predeter."><text:span text:style-name="T22">interlineado SENCILLO</text:span></text:span><text:span text:style-name="Fuente_20_de_20_párrafo_20_predeter."><text:span text:style-name="T24">. </text:span></text:span></text:p>
      <text:p text:style-name="P27">2) Respetar los tipos de letra y tamaños indicados: </text:p>
      <text:p text:style-name="P27">- Calibri-11 o Liberation Serif-11 para el texto</text:p>
      <text:p text:style-name="P23"><text:span text:style-name="Fuente_20_de_20_párrafo_20_predeter."><text:span text:style-name="T24">-</text:span></text:span><text:span text:style-name="Fuente_20_de_20_párrafo_20_predeter."><text:span text:style-name="T25"> </text:span></text:span><text:span text:style-name="Fuente_20_de_20_párrafo_20_predeter."><text:span text:style-name="T26">Courier New-10 o Liberation Mono-10 para nombres de fichero, comandos, variables de entorno, etc., cuando se usan en el texto</text:span></text:span><text:span text:style-name="Fuente_20_de_20_párrafo_20_predeter."><text:span text:style-name="T27">.</text:span></text:span></text:p>
      <text:p text:style-name="P30"><text:span text:style-name="T4">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24"><text:span text:style-name="Fuente_20_de_20_párrafo_20_predeter."><text:span text:style-name="T3">Recuerde que debe adjuntar al zip de entrega, el pdf de este fichero, todos los ficheros con código fuente implementados/utilizados y el resto de ficheros que haya implementado/utilizado (scripts, hojas de cálculo, etc.)]</text:span></text:span></text:p>
      <text:list xml:id="list4146839036" text:style-name="WW8Num8">
        <text:list-header>
          <text:p text:style-name="P54"><text:span text:style-name="Fuente_20_de_20_párrafo_20_predeter."><text:span text:style-name="T34">Ejercicios basados en los ejemplos del seminario práctico</text:span></text:span></text:p>
        </text:list-header>
        <text:list-item>
          <text:p text:style-name="P53"><text:span text:style-name="T11">Usar la directiva </text:span><text:span text:style-name="codigo"><text:span text:style-name="T40">parallel</text:span></text:span><text:span text:style-name="T11"> combinada con directivas de trabajo compartido en los ejemplos </text:span><text:span text:style-name="codigo"><text:span text:style-name="T39">bucle-for.c </text:span></text:span><text:span text:style-name="T11">y </text:span><text:span text:style-name="codigo"><text:span text:style-name="T39">sections.c</text:span></text:span><text:span text:style-name="T11"> del seminario. Incorporar el código fuente resultante al cuaderno de prácticas.</text:span></text:p>
        </text:list-item>
      </text:list>
      <text:p text:style-name="P36"/>
      <text:p text:style-name="P31"><text:span text:style-name="PalabraNegro"><text:span text:style-name="T5">RESPUESTA</text:span></text:span><text:span text:style-name="PalabraNegro"><text:span text:style-name="T11">: </text:span></text:span><text:span text:style-name="PalabraNegro"><text:span text:style-name="T38">Captura que muestre el </text:span></text:span><text:span text:style-name="Palabra"><text:span text:style-name="T11">código fuente</text:span></text:span><text:span text:style-name="T11"> </text:span><text:span text:style-name="codigo"><text:span text:style-name="T39">bucle-forModificado.c</text:span></text:span></text:p>
      <table:table table:name="Tabla2" table:style-name="Tabla2">
        <table:table-column table:style-name="Tabla2.A"/>
        <table:table-row table:style-name="Tabla2.1">
          <table:table-cell table:style-name="Tabla2.A1" office:value-type="string">
            <text:p text:style-name="P47"><text:span text:style-name="codigo"><text:span text:style-name="T41"/></text:span></text:p>
          </table:table-cell>
        </table:table-row>
      </table:table>
      <text:p text:style-name="P32"/>
      <text:p text:style-name="P31"><text:span text:style-name="PalabraNegro"><text:span text:style-name="T5">RESPUESTA</text:span></text:span><text:span text:style-name="PalabraNegro"><text:span text:style-name="T11">: </text:span></text:span><text:span text:style-name="T11">Captura que muestre el código fuente </text:span><text:span text:style-name="codigo"><text:span text:style-name="T39">sectionsModificado.c</text:span></text:span></text:p>
      <table:table table:name="Tabla3" table:style-name="Tabla3">
        <table:table-column table:style-name="Tabla3.A"/>
        <text:soft-page-break/>
        <table:table-row table:style-name="Tabla3.1">
          <table:table-cell table:style-name="Tabla3.A1" office:value-type="string">
            <text:p text:style-name="P47"><text:span text:style-name="codigo"><text:span text:style-name="T19"/></text:span></text:p>
          </table:table-cell>
        </table:table-row>
      </table:table>
      <text:p text:style-name="P36"/>
      <text:list xml:id="list105640457037919" text:continue-numbering="true" text:style-name="WW8Num8">
        <text:list-item>
          <text:p text:style-name="P53"><text:span text:style-name="T11">Imprimir los resultados del programa </text:span><text:span text:style-name="codigo"><text:span text:style-name="T39">single.c</text:span></text:span><text:span text:style-name="T11"> usando una directiva </text:span><text:span text:style-name="codigo"><text:span text:style-name="T40">single</text:span></text:span><text:span text:style-name="T11"> dentro de la construcción </text:span><text:span text:style-name="codigo"><text:span text:style-name="T40">parallel</text:span></text:span><text:span text:style-name="codigo"><text:span text:style-name="T20"> </text:span></text:span><text:span text:style-name="T39">en lugar de imprimirlos</text:span><text:span text:style-name="codigo"><text:span text:style-name="T20"> </text:span></text:span><text:span text:style-name="T39">fuera de la región</text:span><text:span text:style-name="codigo"><text:span text:style-name="T21"> </text:span></text:span><text:span text:style-name="codigo"><text:span text:style-name="T40">parallel</text:span></text:span><text:span text:style-name="T11">. Añadir lo necesario, dentro de la nueva directiva </text:span><text:span text:style-name="codigo"><text:span text:style-name="T39">single</text:span></text:span><text:span text:style-name="T11"> incorporada, para que se imprima el identificador del thread que ejecuta el bloque estructurado de la directiva </text:span><text:span text:style-name="codigo"><text:span text:style-name="T39">single</text:span></text:span><text:span text:style-name="T11">. Incorpore en su cuaderno de trabajo el código fuente y volcados de pantalla con los resultados de ejecución obtenidos.</text:span></text:p>
        </text:list-item>
      </text:list>
      <text:p text:style-name="P34"><text:span text:style-name="PalabraNegro"><text:span text:style-name="T5">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6">single</text:span><text:span text:style-name="codigo"><text:span text:style-name="T39">Modificado.c</text:span></text:span></text:p>
      <table:table table:name="Tabla4" table:style-name="Tabla4">
        <table:table-column table:style-name="Tabla4.A"/>
        <table:table-row table:style-name="Tabla4.1">
          <table:table-cell table:style-name="Tabla4.A1" office:value-type="string">
            <text:p text:style-name="P47"><text:span text:style-name="codigo"><text:span text:style-name="T41"/></text:span></text:p>
          </table:table-cell>
        </table:table-row>
      </table:table>
      <text:p text:style-name="P52">CAPTURAS DE PANTALLA:</text:p>
      <text:p text:style-name="P18"/>
      <text:p text:style-name="P18"/>
      <text:p text:style-name="P13"><text:span text:style-name="codigo"><text:span text:style-name="T39"/></text:span></text:p>
      <text:p text:style-name="P18"/>
      <text:list xml:id="list105641270632816" text:continue-numbering="true" text:style-name="WW8Num8">
        <text:list-item>
          <text:p text:style-name="P53"><text:span text:style-name="T11">Imprimir los resultados del programa </text:span><text:span text:style-name="codigo"><text:span text:style-name="T39">single.c</text:span></text:span><text:span text:style-name="T11"> usando una directiva </text:span><text:span text:style-name="codigo"><text:span text:style-name="T40">master</text:span></text:span><text:span text:style-name="T11"> dentro de la construcción </text:span><text:span text:style-name="codigo"><text:span text:style-name="T40">parallel</text:span></text:span><text:span text:style-name="codigo"><text:span text:style-name="T20"> en lugar de imprimirlos fuera de la región</text:span></text:span><text:span text:style-name="codigo"><text:span text:style-name="T40"> parallel</text:span></text:span><text:span text:style-name="T11">. Añadir lo necesario, dentro de la nueva directiva </text:span><text:span text:style-name="codigo"><text:span text:style-name="T39">master</text:span></text:span><text:span text:style-name="T11"> incorporada, para que se imprima el identificador del thread que ejecuta el bloque estructurado de la directiva </text:span><text:span text:style-name="codigo"><text:span text:style-name="T39">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34"><text:span text:style-name="T5">RESPUESTA</text:span><text:span text:style-name="T11">: </text:span><text:span text:style-name="Palabra"><text:span text:style-name="T11">Captura que muestre el código fuente</text:span></text:span><text:span text:style-name="T11"> </text:span><text:span text:style-name="T16">single</text:span><text:span text:style-name="codigo"><text:span text:style-name="T41">Modificado2</text:span></text:span><text:span text:style-name="codigo"><text:span text:style-name="T39">.c</text:span></text:span></text:p>
      <text:p text:style-name="P33"/>
      <table:table table:name="Tabla5" table:style-name="Tabla5">
        <table:table-column table:style-name="Tabla5.A"/>
        <table:table-row table:style-name="Tabla5.1">
          <table:table-cell table:style-name="Tabla5.A1" office:value-type="string">
            <text:p text:style-name="P47"><text:span text:style-name="codigo"><text:span text:style-name="T19"/></text:span></text:p>
          </table:table-cell>
        </table:table-row>
      </table:table>
      <text:p text:style-name="P52">CAPTURAS DE PANTALLA:</text:p>
      <text:p text:style-name="P36"/>
      <text:p text:style-name="P36"/>
      <text:p text:style-name="P52">RESPUESTA A LA PREGUNTA:</text:p>
      <text:p text:style-name="P36"/>
      <text:list xml:id="list105640248322317" text:continue-numbering="true" text:style-name="WW8Num8">
        <text:list-item>
          <text:p text:style-name="P58"><text:span text:style-name="T11">¿Por qué si se elimina directiva </text:span><text:span text:style-name="codigo"><text:span text:style-name="T40">barrier</text:span></text:span><text:span text:style-name="T11"> en el ejemplo </text:span><text:span text:style-name="codigo"><text:span text:style-name="T39">master.c</text:span></text:span><text:span text:style-name="T11"> la suma que se calcula e imprime no siempre es correcta? Responda razonadamente.</text:span></text:p>
        </text:list-item>
      </text:list>
      <text:p text:style-name="P52"><text:span text:style-name="T2">RESPUESTA</text:span>:</text:p>
      <text:h text:style-name="P55" text:outline-level="3" text:is-list-header="true"/>
      <text:p text:style-name="P51"><text:s text:c="6"/>Resto de ejercicios</text:p>
      <text:list xml:id="list105639785423840" text:continue-numbering="true" text:style-name="WW8Num8">
        <text:list-item>
          <text:p text:style-name="P59"><text:span text:style-name="T11">El programa secuencial C del Listado 1 calcula la suma de dos vectores (v3 = v1 + v2; <text:s/>v3(i) = v1(i) + v2(i), <text:s/>i=0,…N-1). Generar el ejecutable del programa del </text:span><text:span text:style-name="T31">Listado 1</text:span><text:span text:style-name="T11"> para </text:span><text:span text:style-name="T5">vectores globales</text:span><text:span text:style-name="T11">. Usar </text:span><text:span text:style-name="codigo"><text:span text:style-name="T39">time</text:span></text:span><text:span text:style-name="T11"> (Lección 3/ Tema 1) en la línea de comandos para obtener, en atcgrid, el tiempo de ejecución (</text:span><text:span text:style-name="T7">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8">elapsed</text:span><text:span text:style-name="T11">)? Justifique la respuesta. <text:s/></text:span></text:p>
        </text:list-item>
      </text:list>
      <text:p text:style-name="P52"><text:soft-page-break/>CAPTURAS DE PANTALLA:</text:p>
      <text:p text:style-name="P37"/>
      <text:list xml:id="list105641273367404" text:continue-numbering="true" text:style-name="WW8Num8">
        <text:list-item>
          <text:p text:style-name="P59"><text:span text:style-name="T11">Generar el código ensamblador a partir del programa secuencial C del </text:span><text:span text:style-name="T31">Listado 1</text:span><text:span text:style-name="T11"> para </text:span><text:span text:style-name="T5">vectores globales</text:span><text:span text:style-name="T11"> (para generar el código ensamblador tiene que compilar usando </text:span><text:span text:style-name="codigo"><text:span text:style-name="T39">-S</text:span></text:span><text:span text:style-name="T11"> en lugar de </text:span><text:span text:style-name="codigo"><text:span text:style-name="T39">-o</text:span></text:span><text:span text:style-name="T11">). Utilice el fichero con el código fuente ensamblador generado y el fichero ejecutable generado en el ejercicio 5 para obtener para atcgrid los MIPS (</text:span><text:span text:style-name="T7">Millions of Instructions Per Second</text:span><text:span text:style-name="T11">) y los MFLOPS (</text:span><text:span text:style-name="T7">Millions of FLOating-point Per Second</text:span><text:span text:style-name="T11">) del código que obtiene la suma de vectores (código entre las funciones </text:span><text:span text:style-name="codigo"><text:span text:style-name="T39">clock_gettime()</text:span></text:span><text:span text:style-name="T11">); el cálculo se debe hacer para 10 y 10000000 componentes en los vectores (consulte la Lección 3/Tema1 AC). Incorpore </text:span><text:span text:style-name="T6">el código ensamblador de la parte de la suma de vectores</text:span><text:span text:style-name="T11"> en el cuaderno.</text:span></text:p>
        </text:list-item>
      </text:list>
      <text:p text:style-name="P35">CAPTURAS DE PANTALLA:</text:p>
      <text:p text:style-name="P35"/>
      <text:p text:style-name="P52">RESPUESTA: <text:span text:style-name="T28">cálculo de los MIPS y los MFLOPS</text:span></text:p>
      <text:p text:style-name="P52"><text:span text:style-name="T2">RESPUESTA: </text:span><text:span text:style-name="T28">Captura que mues</text:span><text:span text:style-name="T29">t</text:span><text:span text:style-name="T28">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6"><text:span text:style-name="codigo"><text:span text:style-name="T39"/></text:span></text:p>
            <text:p text:style-name="P45"><text:span text:style-name="codigo"><text:span text:style-name="T39"/></text:span></text:p>
            <text:p text:style-name="P48"><text:s/></text:p>
          </table:table-cell>
        </table:table-row>
      </table:table>
      <text:p text:style-name="P37"/>
      <text:list xml:id="list105641006415519" text:continue-numbering="true" text:style-name="WW8Num8">
        <text:list-item>
          <text:p text:style-name="P59"><text:span text:style-name="T11">Implementar un programa en C con OpenMP, a partir del código del </text:span><text:span text:style-name="T31">Listado 1</text:span><text:span text:style-name="T11">, que calcule en paralelo la suma de dos vectores (v3 = v1 + v2; <text:s/>v3(i)=v1(i)+v2(i), <text:s/>i=0,…N-1) usando las directivas </text:span><text:span text:style-name="codigo"><text:span text:style-name="T39">parallel</text:span></text:span><text:span text:style-name="T11"> y </text:span><text:span text:style-name="codigo"><text:span text:style-name="T39">for</text:span></text:span><text:span text:style-name="T11">. Se debe paralelizar también las tareas asociadas a la inicialización de los vectores. Como en el código del </text:span><text:span text:style-name="T31">Listado 1</text:span><text:span text:style-name="T11"> se debe obtener el tiempo (</text:span><text:span text:style-name="T7">elapsed time</text:span><text:span text:style-name="T11">) que supone el cálculo de la suma. Para obtener este tiempo usar la función </text:span><text:span text:style-name="codigo"><text:span text:style-name="T39">omp_get_wtime()</text:span></text:span><text:span text:style-name="T6">, </text:span><text:span text:style-name="T11">que proporciona el estándar OpenMP, en lugar de </text:span><text:span text:style-name="codigo"><text:span text:style-name="T39">clock_gettime()</text:span></text:span><text:span text:style-name="T11">. </text:span><text:span text:style-name="T1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6"><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7"><text:span text:style-name="codigo"><text:span text:style-name="T41"/></text:span></text:p>
          </table:table-cell>
        </table:table-row>
      </table:table>
      <text:p text:style-name="P37"/>
      <text:p text:style-name="P52">(RECUERDE ADJUNTAR CÓDIGO FUENTE AL .ZIP)</text:p>
      <text:p text:style-name="P52">CAPTURAS DE PANTALLA (compilación y ejecución para N=8 y N=11):</text:p>
      <text:p text:style-name="P35"/>
      <text:p text:style-name="P37"/>
      <text:list xml:id="list105640890759225" text:continue-numbering="true" text:style-name="WW8Num8">
        <text:list-item>
          <text:p text:style-name="P59"><text:span text:style-name="T11">Implementar un programa en C con OpenMP, a partir del código del </text:span><text:span text:style-name="T31">Listado 1</text:span><text:span text:style-name="T11">, que calcule en paralelo la suma de dos vectores usando las </text:span><text:span text:style-name="codigo"><text:span text:style-name="T39">parallel</text:span></text:span><text:span text:style-name="T11"> y </text:span><text:span text:style-name="codigo"><text:span text:style-name="T39">sections/section</text:span></text:span><text:span text:style-name="T11"> (se debe aprovechar el paralelismo de datos usando estas directivas en lugar de la directiva </text:span><text:span text:style-name="codigo"><text:span text:style-name="T39">for</text:span></text:span><text:span text:style-name="T11">); es decir, hay que repartir el trabajo (tareas) entre varios threads usando <text:s/></text:span><text:span text:style-name="codigo"><text:span text:style-name="T39">sections/section.</text:span></text:span><text:span text:style-name="T11"> Se debe paralelizar también las tareas asociadas a la inicialización de los vectores. Para obtener este tiempo usar la función </text:span><text:span text:style-name="codigo"><text:span text:style-name="T39">omp_get_wtime() </text:span></text:span><text:span text:style-name="T11">en lugar de </text:span><text:span text:style-name="codigo"><text:span text:style-name="T39">clock_gettime()</text:span></text:span><text:span text:style-name="T11">. </text:span><text:span text:style-name="T1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text:span><text:soft-page-break/><text:span text:style-name="T18">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6"><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7"><text:span text:style-name="codigo"><text:span text:style-name="T41"/></text:span></text:p>
          </table:table-cell>
        </table:table-row>
      </table:table>
      <text:p text:style-name="P37"/>
      <text:p text:style-name="P52">(RECUERDE ADJUNTAR CÓDIGO FUENTE AL .ZIP)</text:p>
      <text:p text:style-name="P52">CAPTURAS DE PANTALLA (compilación y ejecución para N=8 y N=11):</text:p>
      <text:p text:style-name="P35"/>
      <text:p text:style-name="P35"/>
      <text:list xml:id="list105641001077458" text:continue-numbering="true" text:style-name="WW8Num8">
        <text:list-item>
          <text:p text:style-name="P60">¿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2">RESPUESTA:</text:p>
      <text:p text:style-name="P35"/>
      <text:list xml:id="list105640836087545" text:continue-numbering="true" text:style-name="WW8Num8">
        <text:list-item>
          <text:p text:style-name="P61"><text:span text:style-name="T10"><text:s/></text:span><text:span text:style-name="T4">Rellenar una tabla como la Tabla </text:span><text:span text:style-name="T14">2 </text:span><text:span text:style-name="T4">para atcgrid y otra para su PC con los tiempos de ejecución de los programas paralelos implementados en los ejercicios 7 y 8 y el programa secuencial del </text:span><text:span text:style-name="T30">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52"><text:span text:style-name="T2">RESPUESTA</text:span>:</text:p>
      <text:p text:style-name="P37"/>
      <text:p text:style-name="P19"><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1999952758" text:style-name="WW8Num7"><text:list-header><text:p text:style-name="P56"><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49"><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7">T. paralelo (versión </text:span><text:span text:style-name="codigo">for</text:span><text:span text:style-name="T17">)</text:span></text:p><text:p text:style-name="P39">¿?threads/cores</text:p></table:table-cell><table:table-cell table:style-name="Tabla10.A1" office:value-type="string"><text:p text:style-name="P10"><text:span text:style-name="T17">T. paralelo (versión </text:span><text:span text:style-name="codigo">sections)</text:span></text:p><text:p text:style-name="P39">¿?threads/cores</text:p></table:table-cell></table:table-row><table:table-row table:style-name="Tabla10.1"><table:table-cell table:style-name="Tabla10.A2" office:value-type="string"><text:p text:style-name="P44">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43">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soft-page-break/></text:p>
      <text:list xml:id="list105641166683093" text:continue-list="list105640836087545" text:style-name="WW8Num8">
        <text:list-item>
          <text:p text:style-name="P59"><text:span text:style-name="T11">Rellenar una tabla como la Tabla 3 para atcgrid con el tiempo de ejecución, tiempo de CPU del usuario y tiempo CPU del sistema obtenidos con </text:span><text:span text:style-name="codigo"><text:span text:style-name="T39">time</text:span></text:span><text:span text:style-name="T11"> para el ejecutable del ejercicio 7 y <text:s/>para el programa secuencial del </text:span><text:span text:style-name="T31">Listado 1</text:span><text:span text:style-name="T11">. Ponga en la tabla el número de threads/cores que usan los códigos. </text:span><text:span text:style-name="T12">¿El tiempo de CPU que se obtiene es mayor o igual que el tiempo real (</text:span><text:span text:style-name="T9">elapsed</text:span><text:span text:style-name="T12">)? Justifique la respuesta.</text:span></text:p>
        </text:list-item>
      </text:list>
      <text:p text:style-name="P33"><text:span text:style-name="T2">RESPUESTA</text:span>:</text:p>
      <table:table table:name="Tabla11" table:style-name="Tabla11">
        <table:table-column table:style-name="Tabla11.A"/>
        <table:table-row table:style-name="Tabla11.1">
          <table:table-cell table:style-name="Tabla11.A1" office:value-type="string">
            <text:list xml:id="list105639318076435" text:continue-list="list1999952758" text:style-name="WW8Num7">
              <text:list-header>
                <text:p text:style-name="P57"><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0"><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0">Elapsed <text:s text:c="10"/>CPU-user <text:s text:c="8"/>CPU- sys</text:p></table:table-cell><table:table-cell table:style-name="Tabla12.A1" office:value-type="string"><text:p text:style-name="P10"><text:span text:style-name="T17">Tiempo paralelo/versión </text:span><text:span text:style-name="codigo">for</text:span></text:p><text:p text:style-name="P41">¿? Threads/cores</text:p><text:p text:style-name="P42">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06T10:56:39.130428746</dc:date>
    <meta:editing-cycles>50</meta:editing-cycles>
    <meta:editing-duration>PT9H42M46S</meta:editing-duration>
    <meta:generator>LibreOffice/6.0.2.1$Linux_X86_64 LibreOffice_project/00m0$Build-1</meta:generator>
    <meta:document-statistic meta:table-count="12" meta:image-count="0" meta:object-count="0" meta:page-count="5" meta:paragraph-count="103" meta:word-count="1693" meta:character-count="10647" meta:non-whitespace-character-count="8880"/>
    <meta:user-defined meta:name="Información 1"/>
    <meta:user-defined meta:name="Información 2"/>
    <meta:user-defined meta:name="Información 3"/>
    <meta:user-defined meta:name="Información 4"/>
  </office:meta>
</office:document-meta>
</file>